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339.96mm" svg:height="191.22mm" svg:x="0mm" svg:y="81.48mm">
            <draw:object draw:notify-on-update-of-ranges="Hoja1.A2:Hoja1.A6 Hoja1.C1:Hoja1.C1 Hoja1.C2:Hoja1.C6 Hoja1.E1:Hoja1.E1 Hoja1.E2:Hoja1.E6 Hoja1.D1:Hoja1.D1 Hoja1.D2:Hoja1.D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style-name="ce1"/>
          <table:table-cell table:style-name="ce1" office:value-type="string" calcext:value-type="string">
            <text:p>workers</text:p>
          </table:table-cell>
          <table:table-cell office:value-type="string" calcext:value-type="string">
            <text:p>Time </text:p>
          </table:table-cell>
          <table:table-cell office:value-type="string" calcext:value-type="string">
            <text:p>Speedup</text:p>
          </table:table-cell>
          <table:table-cell table:style-name="Default" office:value-type="string" calcext:value-type="string">
            <text:p>Eficiencia</text:p>
          </table:table-cell>
          <table:table-cell/>
        </table:table-row>
        <table:table-row table:style-name="ro1">
          <table:table-cell table:style-name="ce1" office:value-type="string" calcext:value-type="string">
            <text:p>serial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8.525066391" calcext:value-type="float">
            <text:p>8,52506639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threads 16</text:p>
          </table:table-cell>
          <table:table-cell office:value-type="float" office:value="16" calcext:value-type="float">
            <text:p>16</text:p>
          </table:table-cell>
          <table:table-cell office:value-type="float" office:value="2.778435062" calcext:value-type="float">
            <text:p>2,778435062</text:p>
          </table:table-cell>
          <table:table-cell table:formula="of:=[.$C$2]/[.C3]" office:value-type="float" office:value="3.06829787299884" calcext:value-type="float">
            <text:p>3,06829787299884</text:p>
          </table:table-cell>
          <table:table-cell table:formula="of:=[.D3]/[.B3]" office:value-type="float" office:value="0.191768617062427" calcext:value-type="float">
            <text:p>0,191768617062427</text:p>
          </table:table-cell>
          <table:table-cell/>
        </table:table-row>
        <table:table-row table:style-name="ro1">
          <table:table-cell office:value-type="string" calcext:value-type="string">
            <text:p>Pthreads 32</text:p>
          </table:table-cell>
          <table:table-cell office:value-type="float" office:value="32" calcext:value-type="float">
            <text:p>32</text:p>
          </table:table-cell>
          <table:table-cell office:value-type="float" office:value="1.43794942" calcext:value-type="float">
            <text:p>1,43794942</text:p>
          </table:table-cell>
          <table:table-cell table:formula="of:=[.$C$2]/[.C4]" office:value-type="float" office:value="5.92862744156884" calcext:value-type="float">
            <text:p>5,92862744156884</text:p>
          </table:table-cell>
          <table:table-cell table:formula="of:=[.D4]/[.B4]" office:value-type="float" office:value="0.185269607549026" calcext:value-type="float">
            <text:p>0,185269607549026</text:p>
          </table:table-cell>
          <table:table-cell/>
        </table:table-row>
        <table:table-row table:style-name="ro1">
          <table:table-cell office:value-type="string" calcext:value-type="string">
            <text:p>Pthreads 48</text:p>
          </table:table-cell>
          <table:table-cell table:formula="of:=3*[.B3]" office:value-type="float" office:value="48" calcext:value-type="float">
            <text:p>48</text:p>
          </table:table-cell>
          <table:table-cell office:value-type="float" office:value="1.143364804" calcext:value-type="float">
            <text:p>1,143364804</text:p>
          </table:table-cell>
          <table:table-cell table:formula="of:=[.$C$2]/[.C5]" office:value-type="float" office:value="7.45612105705503" calcext:value-type="float">
            <text:p>7,45612105705503</text:p>
          </table:table-cell>
          <table:table-cell table:formula="of:=[.D5]/[.B5]" office:value-type="float" office:value="0.155335855355313" calcext:value-type="float">
            <text:p>0,155335855355313</text:p>
          </table:table-cell>
          <table:table-cell/>
        </table:table-row>
        <table:table-row table:style-name="ro1">
          <table:table-cell office:value-type="string" calcext:value-type="string">
            <text:p>Pthreads 64</text:p>
          </table:table-cell>
          <table:table-cell table:formula="of:=4*[.B3]" office:value-type="float" office:value="64" calcext:value-type="float">
            <text:p>64</text:p>
          </table:table-cell>
          <table:table-cell office:value-type="float" office:value="0.982959332" calcext:value-type="float">
            <text:p>0,982959332</text:p>
          </table:table-cell>
          <table:table-cell table:formula="of:=[.$C$2]/[.C6]" office:value-type="float" office:value="8.67285767932462" calcext:value-type="float">
            <text:p>8,67285767932462</text:p>
          </table:table-cell>
          <table:table-cell table:formula="of:=[.D6]/[.B6]" office:value-type="float" office:value="0.135513401239447" calcext:value-type="float">
            <text:p>0,135513401239447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style-name="ce1"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1">00/00/0000</text:date>, <text:time style:data-style-name="N2" text:time-value="16:10:34.23186674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15:20:53.860942824</meta:creation-date>
    <dc:date>2018-11-21T16:19:27.285919851</dc:date>
    <meta:editing-duration>PT18M41S</meta:editing-duration>
    <meta:editing-cycles>3</meta:editing-cycles>
    <meta:generator>LibreOffice/5.4.7.2$Linux_X86_64 LibreOffice_project/40$Build-2</meta:generator>
    <meta:document-statistic meta:table-count="1" meta:cell-count="2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3.997cm" svg:height="19.123cm" xlink:href=".." xlink:type="simple" chart:class="chart:line" chart:column-mapping="0 2 1" chart:style-name="ch1">
        <chart:legend chart:legend-position="end" svg:x="31.145cm" svg:y="8.764cm" style:legend-expansion="high" chart:style-name="ch2"/>
        <chart:plot-area chart:style-name="ch3" table:cell-range-address="Hoja1.A2:Hoja1.A6 Hoja1.C1:Hoja1.E6" chart:data-source-has-labels="both" svg:x="0.679cm" svg:y="0.382cm" svg:width="29.787cm" svg:height="18.359cm">
          <chartooo:coordinate-region svg:x="1.115cm" svg:y="0.581cm" svg:width="28.238cm" svg:height="17.513cm"/>
          <chart:axis chart:dimension="x" chart:name="primary-x" chart:style-name="ch4" chartooo:axis-type="auto">
            <chartooo:date-scale/>
            <chart:categories table:cell-range-address="Hoja1.A2:Hoja1.A6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Hoja1.C2:Hoja1.C6" chart:label-cell-address="Hoja1.C1:Hoja1.C1" chart:class="chart:line">
            <chart:data-point chart:repeated="5"/>
          </chart:series>
          <chart:series chart:attached-axis="primary-y" chart:style-name="ch8" chart:values-cell-range-address="Hoja1.E2:Hoja1.E6" chart:label-cell-address="Hoja1.E1:Hoja1.E1" chart:class="chart:line">
            <chart:data-point chart:repeated="5"/>
          </chart:series>
          <chart:series chart:attached-axis="primary-y" chart:style-name="ch9" chart:values-cell-range-address="Hoja1.D2:Hoja1.D6" chart:label-cell-address="Hoja1.D1:Hoja1.D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</text:p>
                <draw:g>
                  <svg:desc>Hoja1.C1:Hoja1.C1</svg:desc>
                </draw:g>
              </table:table-cell>
              <table:table-cell office:value-type="string">
                <text:p>Eficiencia</text:p>
                <draw:g>
                  <svg:desc>Hoja1.E1:Hoja1.E1</svg:desc>
                </draw:g>
              </table:table-cell>
              <table:table-cell office:value-type="string">
                <text:p>Speedup</text:p>
                <draw:g>
                  <svg:desc>Hoja1.D1:Hoja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rial</text:p>
                <draw:g>
                  <svg:desc>Hoja1.A2:Hoja1.A6</svg:desc>
                </draw:g>
              </table:table-cell>
              <table:table-cell office:value-type="float" office:value="8.525066391">
                <text:p>8.525066391</text:p>
                <draw:g>
                  <svg:desc>Hoja1.C2:Hoja1.C6</svg:desc>
                </draw:g>
              </table:table-cell>
              <table:table-cell office:value-type="float" office:value="1">
                <text:p>1</text:p>
                <draw:g>
                  <svg:desc>Hoja1.E2:Hoja1.E6</svg:desc>
                </draw:g>
              </table:table-cell>
              <table:table-cell office:value-type="float" office:value="1">
                <text:p>1</text:p>
                <draw:g>
                  <svg:desc>Hoja1.D2:Hoja1.D6</svg:desc>
                </draw:g>
              </table:table-cell>
            </table:table-row>
            <table:table-row>
              <table:table-cell office:value-type="string">
                <text:p>Pthreads 16</text:p>
              </table:table-cell>
              <table:table-cell office:value-type="float" office:value="2.778435062">
                <text:p>2.778435062</text:p>
              </table:table-cell>
              <table:table-cell office:value-type="float" office:value="0.191768617062427">
                <text:p>0.191768617062427</text:p>
              </table:table-cell>
              <table:table-cell office:value-type="float" office:value="3.06829787299884">
                <text:p>3.06829787299884</text:p>
              </table:table-cell>
            </table:table-row>
            <table:table-row>
              <table:table-cell office:value-type="string">
                <text:p>Pthreads 32</text:p>
              </table:table-cell>
              <table:table-cell office:value-type="float" office:value="1.43794942">
                <text:p>1.43794942</text:p>
              </table:table-cell>
              <table:table-cell office:value-type="float" office:value="0.185269607549026">
                <text:p>0.185269607549026</text:p>
              </table:table-cell>
              <table:table-cell office:value-type="float" office:value="5.92862744156884">
                <text:p>5.92862744156884</text:p>
              </table:table-cell>
            </table:table-row>
            <table:table-row>
              <table:table-cell office:value-type="string">
                <text:p>Pthreads 48</text:p>
              </table:table-cell>
              <table:table-cell office:value-type="float" office:value="1.143364804">
                <text:p>1.143364804</text:p>
              </table:table-cell>
              <table:table-cell office:value-type="float" office:value="0.155335855355313">
                <text:p>0.155335855355313</text:p>
              </table:table-cell>
              <table:table-cell office:value-type="float" office:value="7.45612105705503">
                <text:p>7.45612105705503</text:p>
              </table:table-cell>
            </table:table-row>
            <table:table-row>
              <table:table-cell office:value-type="string">
                <text:p>Pthreads 64</text:p>
              </table:table-cell>
              <table:table-cell office:value-type="float" office:value="0.982959332">
                <text:p>0.982959332</text:p>
              </table:table-cell>
              <table:table-cell office:value-type="float" office:value="0.135513401239447">
                <text:p>0.135513401239447</text:p>
              </table:table-cell>
              <table:table-cell office:value-type="float" office:value="8.67285767932462">
                <text:p>8.672857679324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Linux_X86_64 LibreOffice_project/4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